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2e2" officeooo:paragraph-rsid="000442e2"/>
    </style:style>
    <style:style style:name="P2" style:family="paragraph" style:parent-style-name="Standard" style:master-page-name="First_20_Page">
      <style:paragraph-properties style:page-number="auto"/>
      <style:text-properties officeooo:rsid="000442e2" officeooo:paragraph-rsid="000442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ÍA DE ESTILOS TRAGAMILLAS</text:p>
      <text:p text:style-name="P1"/>
      <text:p text:style-name="P1"><text:tab/>-COLORES:</text:p>
      <text:p text:style-name="P1"><text:tab/><text:tab/>-AZUL → #023EF9</text:p>
      <text:p text:style-name="P1"><text:tab/><text:tab/>-GRIS FOOTER → #2B2B2B</text:p>
      <text:p text:style-name="P1"><text:tab/><text:tab/>-BLANCO → WHITE</text:p>
      <text:p text:style-name="P1"><text:tab/><text:tab/>-NEGRO → BLACK</text:p>
      <text:p text:style-name="P1"><text:tab/><text:tab/>-ROJO → RED</text:p>
      <text:p text:style-name="P1"/>
      <text:p text:style-name="P1"><text:tab/>-TIPOGRAFIA</text:p>
      <text:p text:style-name="P1"><text:tab/><text:tab/>-ROBOTO (UTILIZADAS EN LA PAGINA TRAGAMILLAS)</text:p>
      <text:p text:style-name="P1"><text:tab/><text:tab/>-16 PX (MENU Y TABLA)</text:p>
      <text:p text:style-name="P1"><text:tab/><text:tab/>-25 PX (BLANCAS FONDO AZUL, ADMINISTRADOR)</text:p>
      <text:p text:style-name="P1"><text:tab/><text:tab/>-18 PX (NEGRAS, ADMINISTRADOR)</text:p>
      <text:p text:style-name="P1"><text:tab/><text:tab/></text:p>
      <text:p text:style-name="P1"><text:tab/>-HEADER</text:p>
      <text:p text:style-name="P1"><text:tab/><text:tab/>-160 PX ALTO</text:p>
      <text:p text:style-name="P1"/>
      <text:p text:style-name="P1"><text:tab/>-FOOTER</text:p>
      <text:p text:style-name="P1"><text:tab/><text:tab/>-225 PX ALTO</text:p>
      <text:p text:style-name="P1"/>
      <text:p text:style-name="P1"><text:tab/>-LOGO</text:p>
      <text:p text:style-name="P1"><text:tab/><text:tab/>-150 PX ALTO</text:p>
      <text:p text:style-name="P1"><text:tab/><text:tab/>-112 PX AL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3:48:29.017964929</meta:creation-date>
    <dc:date>2022-01-25T13:59:35.032387424</dc:date>
    <meta:editing-duration>PT26S</meta:editing-duration>
    <meta:editing-cycles>1</meta:editing-cycles>
    <meta:document-statistic meta:table-count="0" meta:image-count="0" meta:object-count="0" meta:page-count="1" meta:paragraph-count="20" meta:word-count="58" meta:character-count="362" meta:non-whitespace-character-count="290"/>
    <meta:generator>LibreOffice/6.4.7.2$Linux_X86_64 LibreOffice_project/40$Build-2</meta:generator>
  </office:meta>
</office:document-meta>
</file>